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11232eee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0d1ec96e"/>
    </style:style>
    <style:style style:name="P26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officeooo:paragraph-rsid="10d3b7a8"/>
    </style:style>
    <style:style style:name="P28" style:family="paragraph" style:parent-style-name="Standard">
      <style:text-properties officeooo:paragraph-rsid="1112d7d0"/>
    </style:style>
    <style:style style:name="P29" style:family="paragraph" style:parent-style-name="Standard">
      <style:text-properties officeooo:paragraph-rsid="1032d175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text-properties officeooo:paragraph-rsid="10d55cfb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language="en" fo:country="GB" officeooo:paragraph-rsid="11232eee"/>
    </style:style>
    <style:style style:name="P47" style:family="paragraph" style:parent-style-name="Standard">
      <style:text-properties officeooo:paragraph-rsid="0fc8b815"/>
    </style:style>
    <style:style style:name="P48" style:family="paragraph" style:parent-style-name="Standard">
      <style:text-properties fo:language="en" fo:country="GB" officeooo:rsid="103c421a" officeooo:paragraph-rsid="103c421a"/>
    </style:style>
    <style:style style:name="P49" style:family="paragraph" style:parent-style-name="Standard">
      <style:text-properties fo:language="en" fo:country="GB" officeooo:rsid="103cd3c9" officeooo:paragraph-rsid="10e76724"/>
    </style:style>
    <style:style style:name="P50" style:family="paragraph" style:parent-style-name="Standard">
      <style:text-properties fo:language="en" fo:country="GB" officeooo:rsid="103d9705" officeooo:paragraph-rsid="10e76724"/>
    </style:style>
    <style:style style:name="P51" style:family="paragraph" style:parent-style-name="Standard">
      <style:text-properties fo:language="en" fo:country="GB" officeooo:paragraph-rsid="0fc8b815"/>
    </style:style>
    <style:style style:name="P52" style:family="paragraph" style:parent-style-name="Standard">
      <style:text-properties officeooo:paragraph-rsid="103a8b8d"/>
    </style:style>
    <style:style style:name="P53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4" style:family="paragraph" style:parent-style-name="Standard">
      <style:text-properties officeooo:paragraph-rsid="10e76724"/>
    </style:style>
    <style:style style:name="P55" style:family="paragraph" style:parent-style-name="Standard">
      <style:text-properties fo:language="en" fo:country="GB" officeooo:paragraph-rsid="10414f85"/>
    </style:style>
    <style:style style:name="P56" style:family="paragraph" style:parent-style-name="Standard">
      <style:text-properties fo:language="en" fo:country="GB" officeooo:rsid="10460ef1" officeooo:paragraph-rsid="10460ef1"/>
    </style:style>
    <style:style style:name="P57" style:family="paragraph" style:parent-style-name="Standard">
      <style:text-properties officeooo:rsid="104324ed" officeooo:paragraph-rsid="10e76724"/>
    </style:style>
    <style:style style:name="P58" style:family="paragraph" style:parent-style-name="Standard">
      <style:text-properties officeooo:paragraph-rsid="10ff453c"/>
    </style:style>
    <style:style style:name="P59" style:family="paragraph" style:parent-style-name="Standard">
      <style:text-properties officeooo:rsid="104ba919" officeooo:paragraph-rsid="10e76724"/>
    </style:style>
    <style:style style:name="P60" style:family="paragraph" style:parent-style-name="Standard">
      <style:text-properties officeooo:rsid="104d5027" officeooo:paragraph-rsid="10e76724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5" style:family="paragraph" style:parent-style-name="Standard">
      <style:text-properties officeooo:paragraph-rsid="10ed3433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db5b0b"/>
    </style:style>
    <style:style style:name="P7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5" style:family="paragraph" style:parent-style-name="Standard">
      <style:paragraph-properties fo:text-align="center" style:justify-single-word="false"/>
      <style:text-properties officeooo:paragraph-rsid="0e38fc62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79" style:family="paragraph" style:parent-style-name="Standard">
      <style:paragraph-properties fo:text-align="center" style:justify-single-word="false"/>
      <style:text-properties officeooo:paragraph-rsid="0e82f1b0"/>
    </style:style>
    <style:style style:name="P80" style:family="paragraph" style:parent-style-name="Standard">
      <style:paragraph-properties fo:text-align="center" style:justify-single-word="false"/>
      <style:text-properties officeooo:paragraph-rsid="0cc79a2d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32ee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5" style:family="paragraph" style:parent-style-name="Standard">
      <style:text-properties officeooo:paragraph-rsid="0a0f8417"/>
    </style:style>
    <style:style style:name="P86" style:family="paragraph" style:parent-style-name="Standard">
      <style:text-properties officeooo:paragraph-rsid="10de8c2b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style:font-name="Liberation Sans" fo:font-size="12pt" fo:language="en" fo:country="GB"/>
    </style:style>
    <style:style style:name="T7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officeooo:rsid="10e76724"/>
    </style:style>
    <style:style style:name="T130" style:family="text">
      <style:text-properties officeooo:rsid="103c421a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officeooo:rsid="106d22f6"/>
    </style:style>
    <style:style style:name="T144" style:family="text">
      <style:text-properties officeooo:rsid="1069ed98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language="en" fo:country="GB"/>
    </style:style>
    <style:style style:name="T147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8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9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4" style:family="text">
      <style:text-properties fo:language="en" fo:country="GB" fo:font-weight="bold" style:font-weight-asian="bold" style:font-weight-complex="bold"/>
    </style:style>
    <style:style style:name="T155" style:family="text">
      <style:text-properties fo:language="en" fo:country="GB" fo:font-weight="bold" officeooo:rsid="104d5027" style:font-weight-asian="bold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font-name="Liberation Sans" fo:font-size="12pt" fo:language="en" fo:country="GB" officeooo:rsid="0f51b898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en" fo:country="GB" fo:font-style="normal" style:text-underline-style="none" officeooo:rsid="11232ee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232e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1232ee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58cf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5" draw:name="Gebruiker 2" draw:style-name="gr1" draw:text-style-name="P6" svg:width="6.002cm" svg:height="0.5cm" draw:control="control4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D1" office:value-type="string">
            <text:p text:style-name="P19"><text:span text:style-name="T57">Log in as </text:span><text:span text:style-name="T58">&lt;user&gt;</text:span><text:span text:style-name="T59"><text:note text:id="ftn0" text:note-class="footnote"><text:note-citation>1</text:note-citation><text:note-body><text:p text:style-name="P20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6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8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9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9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D9" office:value-type="string">
            <text:p text:style-name="P33"><text:span text:style-name="T70">Type, followed by the Enter key: </text:span><text:span text:style-name="User_20_Entry"><text:span text:style-name="T7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2">Choose</text:span><text:span text:style-name="T73"> </text:span><text:span text:style-name="Strong_20_Emphasis"><text:span text:style-name="T74">1</text:span></text:span><text:span text:style-name="T73"> Prepar</text:span><text:span text:style-name="T75">e</text:span><text:span text:style-name="T73"> installation</text:span><text:span text:style-name="T7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7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8">Perform installation</text:span></text:span><text:bookmark-end text:name="__RefNumPara__4009_12717081281"/></text:p>
        </text:list-item>
      </text:list>
      <text:p text:style-name="P39"><text:span text:style-name="Strong_20_Emphasis"><text:span text:style-name="T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1" office:value-type="string">
            <text:p text:style-name="Standard"><text:span text:style-name="T79">Boot the computer from</text:span><text:span text:style-name="T80"><text:note text:id="ftn2" text:note-class="footnote"><text:note-citation>1</text:note-citation><text:note-body><text:p text:style-name="P40"><text:span text:style-name="T81">Boot menu/Setup via one of the </text:span><text:span text:style-name="T82">f</text:span><text:span text:style-name="T81">requently used keys: </text:span><text:span text:style-name="T83">Esc</text:span><text:span text:style-name="T84">, </text:span><text:span text:style-name="T83">Delete</text:span><text:span text:style-name="T84">, </text:span><text:span text:style-name="T83">F1</text:span><text:span text:style-name="T84">, </text:span><text:span text:style-name="T83">F2</text:span><text:span text:style-name="T84">, </text:span><text:span text:style-name="T83">F9</text:span><text:span text:style-name="T84">, </text:span><text:span text:style-name="T83">F10</text:span><text:span text:style-name="T84">, </text:span><text:span text:style-name="T83">F11</text:span><text:span text:style-name="T84">, or </text:span><text:span text:style-name="T83">F12</text:span></text:p></text:note-body></text:note></text:span><text:span text:style-name="T79"> an </text:span><text:span text:style-name="T85"><text:user-field-get text:name="Distro">Debian</text:user-field-get></text:span><text:span text:style-name="T86"><text:s/></text:span><text:span text:style-name="T87">Server</text:span><text:span text:style-name="T88"> </text:span><text:span text:style-name="T89">Live</text:span><text:span text:style-name="T90"><text:note text:id="ftn3" text:note-class="footnote"><text:note-citation>2</text:note-citation><text:note-body><text:p text:style-name="P41"><text:span text:style-name="T91">From a Live USB stick you can boot and work with </text:span><text:span text:style-name="T92"><text:user-field-get text:name="Distro">Debian</text:user-field-get></text:span><text:span text:style-name="T92"><text:s/></text:span><text:span text:style-name="T91">without modifying any files on the hard drive and also allows installation of </text:span><text:span text:style-name="T92"><text:user-field-get text:name="Distro">Debian</text:user-field-get></text:span><text:span text:style-name="T92">.</text:span></text:p></text:note-body></text:note></text:span><text:span text:style-name="T93"> USB stick</text:span><text:span text:style-name="T94"><text:note text:id="ftn4" text:note-class="footnote"><text:note-citation>3</text:note-citation><text:note-body><text:p text:style-name="P42"><text:span text:style-name="T95">Go to</text:span><text:span text:style-name="T96"> </text:span><text:a xlink:type="simple" xlink:href="https://www.debian.org/" text:style-name="Internet_20_link" text:visited-style-name="Visited_20_Internet_20_Link"><text:span text:style-name="T97">debian.org</text:span></text:a><text:span text:style-name="T96">, </text:span><text:span text:style-name="T98">and </text:span><text:span text:style-name="T99">click on</text:span><text:span text:style-name="T98"> </text:span><text:span text:style-name="Sterk_20_accent_20_voetnoot"><text:span text:style-name="T100">Other downloads</text:span></text:span><text:span text:style-name="T101"> (under “Download”) </text:span><text:span text:style-name="T98">and </text:span><text:span text:style-name="T99">then on</text:span><text:span text:style-name="T101"> </text:span><text:span text:style-name="Strong_20_Emphasis"><text:span text:style-name="T102">Other live ISO</text:span></text:span><text:span text:style-name="T101"> (under “</text:span><text:span text:style-name="T103">T</text:span><text:span text:style-name="T101">ry </text:span><text:span text:style-name="T101"><text:user-field-get text:name="Distro">Debian</text:user-field-get></text:span><text:span text:style-name="T101"><text:s/>live before installing”)</text:span><text:span text:style-name="T104">. </text:span><text:span text:style-name="T99">Click on</text:span><text:span text:style-name="T105"> </text:span><text:span text:style-name="Strong_20_Emphasis"><text:span text:style-name="T106">debian-live-...-amd64-</text:span></text:span><text:span text:style-name="Strong_20_Emphasis"><text:span text:style-name="T107">standard.iso</text:span></text:span><text:span text:style-name="T106">.</text:span><text:span text:style-name="Strong_20_Emphasis"><text:span text:style-name="T108"><text:line-break/></text:span></text:span><text:span text:style-name="Strong_20_Emphasis"><text:span text:style-name="T109">On </text:span></text:span><text:a xlink:type="simple" xlink:href="https://karelzimmer.nl/en" text:style-name="Internet_20_link" text:visited-style-name="Visited_20_Internet_20_Link"><text:span text:style-name="Strong_20_Emphasis"><text:span text:style-name="T110">karelzimmer.nl/en</text:span></text:span></text:a><text:span text:style-name="Strong_20_Emphasis"><text:span text:style-name="T109">, under </text:span></text:span><text:span text:style-name="Strong_20_Emphasis"><text:span text:style-name="T111">Linux!</text:span></text:span><text:span text:style-name="Strong_20_Emphasis"><text:span text:style-name="T109">, at the top of the </text:span></text:span><text:span text:style-name="Strong_20_Emphasis"><text:span text:style-name="T111">Linux info</text:span></text:span><text:span text:style-name="Strong_20_Emphasis"><text:span text:style-name="T109"> section, you'll find instructions for creating a bootable USB stick.</text:span></text:span></text:p></text:note-body></text:note></text:span><text:span text:style-name="T1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3">Sele</text:span><text:span text:style-name="T114">ct</text:span><text:span text:style-name="T115"> </text:span><text:span text:style-name="Strong_20_Emphasis"><text:span text:style-name="T116">Start installer</text:span></text:span><text:span text:style-name="T117"> </text:span><text:span text:style-name="T118">and press </text:span><text:span text:style-name="T119">the</text:span><text:span text:style-name="T120"> </text:span><text:span text:style-name="T121">Enter</text:span><text:span text:style-name="T11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2"/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5" office:value-type="string">
            <text:p text:style-name="P45"><text:span text:style-name="T123">Connect to the </text:span><text:span text:style-name="T124">network</text:span><text:span text:style-name="T12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46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47"><text:span text:style-name="T125">At</text:span><text:span text:style-name="T126"> </text:span><text:span text:style-name="Strong_20_Emphasis"><text:span text:style-name="T127">Select your loc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8">Click on <text:span text:style-name="Strong_20_Emphasis">other</text:span> 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Europe</text:span><text:span text:style-name="T130"> </text:span>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Netherlands</text:span><text:span text:style-name="T130"> </text:span>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52"><text:span text:style-name="T131">At</text:span><text:span text:style-name="T126"> </text:span><text:span text:style-name="Strong_20_Emphasis"><text:span text:style-name="T132">Configure the network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Strong_20_Emphasis"><text:span text:style-name="T133">E</text:span></text:span><text:span text:style-name="Strong_20_Emphasis"><text:span text:style-name="T134">nter </text:span></text:span><text:span text:style-name="Strong_20_Emphasis"><text:span text:style-name="T135">Hostname</text:span></text:span><text:span text:style-name="T136"> &lt;</text:span><text:span text:style-name="T137">comp</text:span><text:span text:style-name="T138">uter</text:span><text:span text:style-name="T139">name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56"><text:span text:style-name="T143">At</text:span><text:span text:style-name="T144"> </text:span><text:span text:style-name="T145">Set up users and passwords</text:span><text:span text:style-name="T14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7"><text:span text:style-name="T146">Don</text:span><text:span text:style-name="T147">'t set </text:span><text:span text:style-name="T148">Root</text:span><text:span text:style-name="T147"> pass</text:span><text:span text:style-name="T149">w</text:span><text:span text:style-name="T147">ord</text:span><text:span text:style-name="T150"> </text:span><text:span text:style-name="T141">but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8"><text:span text:style-name="T133">E</text:span><text:span text:style-name="T134">nter </text:span><text:span text:style-name="Strong_20_Emphasis"><text:span text:style-name="T151">Full name of the new user</text:span></text:span><text:span text:style-name="T152"> </text:span><text:span text:style-name="T153">&lt;user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9"><text:span text:style-name="T146">Enter </text:span><text:span text:style-name="T154">User </text:span><text:span text:style-name="T155">n</text:span><text:span text:style-name="T154">ame for you</text:span><text:span text:style-name="T155">r</text:span><text:span text:style-name="T154"> account</text:span><text:span text:style-name="T156"> &lt;</text:span><text:span text:style-name="T138">USERna</text:span><text:span text:style-name="T139">me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20" office:value-type="string">
            <text:p text:style-name="P60"><text:span text:style-name="T146">E</text:span><text:span text:style-name="T150">nter a </text:span><text:span text:style-name="Strong_20_Emphasis"><text:span text:style-name="T157">password</text:span></text:span><text:span text:style-name="T150"> twice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62"><text:bookmark-start text:name="__RefNumPara__12966_2272496019"/><text:span text:style-name="Strong_20_Emphasis"><text:span text:style-name="T158">Finish installation</text:span></text:span><text:bookmark-end text:name="__RefNumPara__12966_2272496019"/></text:p>
        </text:list-item>
      </text:list>
      <text:p text:style-name="P63"><text:span text:style-name="Strong_20_Emphasis"><text:span text:style-name="T1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1" office:value-type="string">
            <text:p text:style-name="P65"><text:span text:style-name="T159">Log in as </text:span><text:span text:style-name="T160">&lt;user&gt;</text:span><text:span text:style-name="T159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3" office:value-type="string">
            <text:p text:style-name="P26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8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6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9" office:value-type="string">
            <text:p text:style-name="P33"><text:span text:style-name="T70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0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1"><text:span text:style-name="T72">Choose</text:span><text:span text:style-name="T161"> </text:span><text:span text:style-name="Strong_20_Emphasis"><text:span text:style-name="T162">3</text:span></text:span><text:span text:style-name="T163"> </text:span><text:span text:style-name="T164">Finish installatio</text:span><text:span text:style-name="T165">n</text:span><text:span text:style-name="T76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72">Follow the instructions on the screen.</text:p>
          </table:table-cell>
        </table:table-row>
      </table:table>
      <text:p text:style-name="P63"><text:span text:style-name="Strong_20_Emphasis"><text:span text:style-name="T159"/></text:span></text:p>
      <text:list text:continue-numbering="true" text:style-name="L1">
        <text:list-item>
          <text:p text:style-name="P73"><text:span text:style-name="Strong_20_Emphasis"><text:span text:style-name="T166">S</text:span></text:span><text:span text:style-name="Strong_20_Emphasis"><text:span text:style-name="T167">et up user</text:span></text:span></text:p>
        </text:list-item>
      </text:list>
      <text:p text:style-name="P7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D1" office:value-type="string">
            <text:p text:style-name="P76"><text:span text:style-name="T168">Log in as</text:span><text:span text:style-name="T159"> </text:span><text:span text:style-name="T160">&lt;user&gt;</text:span><text:span text:style-name="T169"><text:note text:id="ftn5" text:note-class="footnote"><text:note-citation>1</text:note-citation><text:note-body><text:p text:style-name="P77"><text:span text:style-name="T170">Login any additional </text:span><text:span text:style-name="T171">users</text:span><text:span text:style-name="T172"> </text:span><text:span text:style-name="T170">and follow the same steps.</text:span></text:p></text:note-body></text:note></text:span><text:span text:style-name="T159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D3" office:value-type="string">
            <text:p text:style-name="P33"><text:span text:style-name="T70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4" office:value-type="string">
            <text:p text:style-name="P81"><text:span text:style-name="T72">Choose</text:span><text:span text:style-name="T161"> </text:span><text:span text:style-name="Strong_20_Emphasis"><text:span text:style-name="T162">4</text:span></text:span><text:span text:style-name="T173"> </text:span><text:span text:style-name="T174">Set up user</text:span><text:span text:style-name="T7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5" office:value-type="string">
            <text:p text:style-name="P82">Follow the instructions on the screen.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5" office:value-type="string">
            <text:p text:style-name="P82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D5" office:value-type="string">
            <text:p text:style-name="P33"><text:span text:style-name="T70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5" office:value-type="string">
            <text:p text:style-name="P83"><text:span text:style-name="T72">Choose</text:span><text:span text:style-name="T161"> </text:span><text:span text:style-name="Strong_20_Emphasis"><text:span text:style-name="T175">1</text:span></text:span><text:span text:style-name="T173"> </text:span><text:span text:style-name="T176">C</text:span><text:span text:style-name="T176">o</text:span><text:span text:style-name="T176">m</text:span><text:span text:style-name="T176">m</text:span><text:span text:style-name="T176">a</text:span><text:span text:style-name="T176">n</text:span><text:span text:style-name="T176">d </text:span><text:span text:style-name="T176">m</text:span><text:span text:style-name="T176">e</text:span><text:span text:style-name="T176">n</text:span><text:span text:style-name="T176">u </text:span><text:span text:style-name="T176">a</text:span><text:span text:style-name="T176">n</text:span><text:span text:style-name="T176">d </text:span><text:span text:style-name="T176">t</text:span><text:span text:style-name="T176">h</text:span><text:span text:style-name="T176">e</text:span><text:span text:style-name="T176">n </text:span><text:span text:style-name="T177">1</text:span><text:span text:style-name="T176"> </text:span><text:span text:style-name="T178">Backup home folder</text:span><text:span text:style-name="T7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5" office:value-type="string">
            <text:p text:style-name="P82">Follow the instructions on the screen.</text:p>
          </table:table-cell>
        </table:table-row>
      </table:table>
      <text:p text:style-name="P84"/>
      <text:p text:style-name="P85"/>
      <text:p text:style-name="P86"><text:span text:style-name="T179">End of checklist,</text:span><text:span text:style-name="T180"> </text:span><text:span text:style-name="T180"><text:user-field-get text:name="Distro">Debian</text:user-field-get></text:span><text:span text:style-name="T86"><text:s/></text:span><text:span text:style-name="T87">Server</text:span><text:span text:style-name="T88"> </text:span><text:span text:style-name="T179">installation is complete.</text:span></text:p>
      <text:p text:style-name="P87"/>
      <text:p text:style-name="P88"><text:span text:style-name="T181">Written</text:span><text:span text:style-name="T182"> </text:span><text:span text:style-name="T181">by</text:span><text:span text:style-name="T182"> </text:span><text:a xlink:type="simple" xlink:href="mailto:info@karelzimmer.nl?subject=Checklist%20installation%20Linux" text:style-name="Internet_20_link" text:visited-style-name="Visited_20_Internet_20_Link"><text:span text:style-name="T183">Karel Zimmer</text:span></text:a><text:span text:style-name="T184">.</text:span></text:p>
      <text:p text:style-name="P89"><text:span text:style-name="T185">License </text:span><text:span text:style-name="T186">C</text:span><text:span text:style-name="T187">C0</text:span><text:span text:style-name="T184"> 1.0 </text:span><text:span text:style-name="T18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8"><text:s/></text:span><text:span text:style-name="T18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1-03T19:00:59.955114894">03/1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3T19:00:59.888581588</dc:date>
    <meta:keyword>Installatie</meta:keyword>
    <meta:keyword>Checklist</meta:keyword>
    <meta:keyword>Linux</meta:keyword>
    <meta:editing-cycles>7093</meta:editing-cycles>
    <meta:editing-duration>P12DT14H4M35S</meta:editing-duration>
    <meta:print-date>2021-03-23T20:07:57.967210640</meta:print-date>
    <dc:creator>Karel Zimmer</dc:creator>
    <meta:document-statistic meta:table-count="4" meta:image-count="2" meta:object-count="0" meta:page-count="4" meta:paragraph-count="86" meta:word-count="469" meta:character-count="2826" meta:non-whitespace-character-count="2412"/>
    <meta:user-defined meta:name="Info 1"/>
    <meta:user-defined meta:name="Info 2"/>
    <meta:user-defined meta:name="Info 3"/>
    <meta:user-defined meta:name="Info 4"/>
  </office:meta>
</office:document-meta>
</file>